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style:font-size-asian="12.25pt" style:font-weight-asian="bold" style:font-size-complex="14pt" style:font-weight-complex="bold"/>
    </style:style>
    <style:style style:name="P3" style:family="paragraph" style:parent-style-name="Standard">
      <style:paragraph-properties fo:text-align="justify" style:justify-single-word="false"/>
      <style:text-properties fo:font-size="20pt" style:font-size-asian="20pt" style:font-size-complex="20pt"/>
    </style:style>
    <style:style style:name="P4" style:family="paragraph" style:parent-style-name="Standard">
      <style:paragraph-properties fo:text-align="justify" style:justify-single-word="false"/>
      <style:text-properties fo:font-size="18pt" style:font-size-asian="18pt" style:font-size-complex="18pt"/>
    </style:style>
    <style:style style:name="P5"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justify" style:justify-single-word="false"/>
    </style:style>
    <style:style style:name="P7" style:family="paragraph" style:parent-style-name="Standard" style:list-style-name="L1">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inux embarqué</text:p>
      <text:p text:style-name="P4">TP 3</text:p>
      <text:p text:style-name="P6"/>
      <text:p text:style-name="P1">Pilotes</text:p>
      <text:p text:style-name="P6"/>
      <text:p text:style-name="P6">Une fois que nous avons exécuté la commande make, nous initialisons le module avec la commande <text:span text:style-name="T1">sudo insmod hello.ko</text:span><text:span text:style-name="T2">. Afin de vérifier que le module est bien initialisé, on vérifie que le module est bien chargé en lisant le fichier /var/log/kern.log.</text:span></text:p>
      <text:p text:style-name="P6"><text:span text:style-name="T2"/></text:p>
      <text:p text:style-name="P6"><text:span text:style-name="T2">Ensuite, nous compilons le fichier memory.c avec le Makefile précédent (en changeant les paramètres). Puis nous initialisons le module. On lui envoie des caractères puis on vérifie le dernier caractère en lisant /dev/memory.</text:span></text:p>
      <text:p text:style-name="P6"><text:span text:style-name="T2"/></text:p>
      <text:p text:style-name="P6"><text:span text:style-name="T2">Fonctions de memory :</text:span></text:p>
      <text:list xml:id="list1786626260" text:style-name="L1">
        <text:list-item>
          <text:p text:style-name="P7"><text:span text:style-name="T2">int memory_open(struct inode *inode, struct file *filp);</text:span></text:p>
          <text:p text:style-name="P7"><text:span text:style-name="T2">Vide, car les opérations sont faites dans memory_init</text:span></text:p>
        </text:list-item>
        <text:list-item>
          <text:p text:style-name="P7"><text:span text:style-name="T2">int memory_release(struct inode *inode, struct file *filp);</text:span></text:p>
          <text:p text:style-name="P7"><text:span text:style-name="T2">Vide, car les opérations sont faites dans memory_exit</text:span></text:p>
        </text:list-item>
        <text:list-item>
          <text:p text:style-name="P7"><text:span text:style-name="T2">ssize_t memory_read(struct file *filp, char *buf, size_t count, loff_t *f_pos);</text:span></text:p>
          <text:p text:style-name="P7"><text:span text:style-name="T2">Lit les caractères venant au module</text:span></text:p>
        </text:list-item>
        <text:list-item>
          <text:p text:style-name="P7"><text:span text:style-name="T2">ssize_t memory_write(struct file *filp, char *buf, size_t count, loff_t *f_pos);</text:span></text:p>
          <text:p text:style-name="P7"><text:span text:style-name="T2">Ecrit les caractères lus et les stocke dans un buffer</text:span></text:p>
        </text:list-item>
        <text:list-item>
          <text:p text:style-name="P7"><text:span text:style-name="T2">void memory_exit(void);</text:span></text:p>
          <text:p text:style-name="P7"><text:span text:style-name="T2">Libère les ressources utilisées</text:span></text:p>
        </text:list-item>
        <text:list-item>
          <text:p text:style-name="P7"><text:span text:style-name="T2">int memory_init(void);</text:span></text:p>
          <text:p text:style-name="P7"><text:span text:style-name="T2">Initialise les ressources à utiliser</text:span></text:p>
        </text:list-item>
      </text:list>
      <text:p text:style-name="P6"><text:span text:style-name="T2"/></text:p>
      <text:p text:style-name="P1"><text:span text:style-name="T2">Port GPIO</text:span></text:p>
      <text:p text:style-name="P6"><text:span text:style-name="T2"/></text:p>
      <text:p text:style-name="P6"><text:span text:style-name="T2">Après avoir modifié le fichier gpioled.c , les LED clignotent.</text:span></text:p>
      <text:p text:style-name="P6"><text:span text:style-name="T2"/></text:p>
      <text:p text:style-name="P6"><text:span text:style-name="T2">Dans ce fichier, On va trouver beaucoup de données nécessaires au fonctionnement du port gpio.</text:span></text:p>
      <text:p text:style-name="P6"><text:span text:style-name="T2">On trouve notamment les adresses du gpio qui permettent d'accéder aux LED. Une première fonction </text:span><text:span text:style-name="T1">setup_io</text:span><text:span text:style-name="T2"> permet d'initialiser des données dont l'on va ensuite se servir pour interagir avec la carte.</text:span></text:p>
      <text:p text:style-name="P6"><text:span text:style-name="T2">L'autre fonction consiste simplement en une boucle infinie dans laquelle on va allumer les LED (en écrivant dans une certaine adresse) puis on attend avant d'éteindre les LED (en écrivant à une autre adresse) puis on attend à nouveau.</text:span></text:p>
      <text:p text:style-name="P6"><text:span text:style-name="T2"/></text:p>
      <text:p text:style-name="P6"><text:span text:style-name="T2">Pour communiquer avec le PC, il faut utiliser un câble USB → RS232.</text:span></text:p>
      <text:p text:style-name="P6"><text:span text:style-name="T2"/></text:p>
      <text:p text:style-name="P2"><text:span text:style-name="T2">Bilan</text:span></text:p>
      <text:p text:style-name="P5"><text:span text:style-name="T2">Aujourd'hui nous avons appris à prendre en main un pilote. Nous avons vu la préparation et l'installation sous forme de modules dynamiques mais aussi la création de programme utilisant les pilotes préexistants (gpio). Il faut avoir la documentation du matériel pour pouvoir l'utiliser correctement : nécessité d'avoir les spécifications des adresses et méthodes appropriées.</text:span></text:p>
      <text:p text:style-name="P5"><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BARBESANGE Benjamin<text:tab/><text:tab/>Filière F2</text:p>
        <text:p text:style-name="Header">GARCON Benoî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8T10:35:58</meta:creation-date>
    <dc:date>2015-09-28T11:58:51</dc:date>
    <meta:editing-duration>PT1H20M15S</meta:editing-duration>
    <meta:editing-cycles>14</meta:editing-cycles>
    <meta:generator>LibreOffice/3.5$Linux_X86_64 LibreOffice_project/350m1$Build-2</meta:generator>
    <meta:document-statistic meta:table-count="0" meta:image-count="0" meta:object-count="0" meta:page-count="1" meta:paragraph-count="28" meta:word-count="345" meta:character-count="2204" meta:non-whitespace-character-count="1893"/>
  </office:meta>
</office:document-meta>
</file>